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바탕" svg:font-family="바탕"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바탕1" svg:font-family="바탕" style:font-family-generic="system" style:font-pitch="variable"/>
  </office:font-face-decls>
  <office:automatic-styles>
    <style:style style:name="T1" style:family="text">
      <style:text-properties officeooo:rsid="001b0a8b"/>
    </style:style>
    <style:style style:name="T2" style:family="text">
      <style:text-properties fo:language="de" fo:country="DE" officeooo:rsid="00269800"/>
    </style:style>
    <style:style style:name="T3" style:family="text">
      <style:text-properties officeooo:rsid="00244fb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2"/>목소리</text:p>
      <text:p text:style-name="Standard"/>
      <text:p text:style-name="Standard"><text:s text:c="2"/>에블링이 집에 도착하기도 전에 핸드폰이 울렸다. 기술자인 그는 물건을 믿지 않기 때문에 몇년 동안이나 핸드폰 사기를 거부했었다. 어째서 그 누구도 유해전파의 원천을 머리에 갖다대면서 이상한 점을 못느끼는 걸까? 하지만 에블링에게는 부인과, 두 아이들과, 수많은 직장 동료들이 있었고 그중 누군가는 항상 그에게 연락이 닿지 않는 것에 대해 불평했다. 그래서 그는 마침내 기기 하나를 장만하기에 이르렀고, 직원에게 즉시 개통을 부탁했다. 하지만 본심과는 다르게 그는 감명받았다. 사실 그것의 외형은 완벽했다. 매끄럽고 세련돼보였다. 그리고 지금은, 시도때도 없이 울렸다.</text:p>
      <text:p text:style-name="Standard"><text:s text:c="2"/>주저하며 그가 수화기를 들어올렸다.</text:p>
      <text:p text:style-name="Standard"><text:s text:c="2"/>한 여성이 어떤 라프라는 사람을 찾았다. 랄프인지, 라우프인지 그는 이름을 정확히 알아들을 수 없었다.</text:p>
      <text:p text:style-name="Standard"><text:s text:c="2"/>착각하셨군요, 그가 말했다. 잘못 거셨어요. 그녀는 사과하고 끊었다.</text:p>
      <text:p text:style-name="Standard"><text:s text:c="2"/>저녁에 두 번째 전화가 울렸다. “랄프!” 목이 쉰 남자가 외쳤다. “뭐야, 어떻게 됐어, 자식아.”</text:p>
      <text:p text:style-name="Standard"><text:s text:c="2"/>“잘못 거셨어요!” 에블링은 침대에서 벌떡 일어났다. 벌써 <text:span text:style-name="T1">10시가 넘은 시간이었다. 그의 부인이 그를 힐난하는 눈초리로 쳐다봤다.</text:span></text:p>
      <text:p text:style-name="Standard"><text:s text:c="2"/>남자는 사과했고, 에블링은 기기의 전원을 꺼버렸다.</text:p>
      <text:p text:style-name="Standard"><text:s text:c="2"/>다음날 아침 세 개의 부재중 메시지가 와있었다. 그는 직장으로 가는 길에 전차에서 그것들을 들었다. 한 여자는 킥킥거리며 다시 걸어달라고 부탁했다. 한 남자는 그가 곧장 그리로 들러야 한다고, 더 이상 기다려줄 수는 없다고 고래고래 소리를 질렀다. 주변에 유리잔이 달그락거리는 소리와 음악이 들렸다. 그리고 다시 아까 그 여자였다. “랄프, 대체 어딨는 거야?”</text:p>
      <text:p text:style-name="Standard"><text:s text:c="2"/>에블링은 한숨을 쉬며 상담원에게 전화를 걸었다.</text:p>
      <text:p text:style-name="Standard"><text:s text:c="2"/>이상하네요, 따분하다는 목소리로 직원이 답했다. 그런 일은 절대 일어날 수가 없다, 다른 사람이 벌써 갖고 있는 번호를 누가 받겠나, 예방장치가 다 있다, 라는 식의 대답이었다.</text:p>
      <text:p text:style-name="Standard"><text:s text:c="2"/>“그런 일이 일어났다니까요!”<text:line-break/> <text:s/>아니요, 상담원이 말했다. 그런 일은 절대 불가능하다는 것이었다.</text:p>
      <text:p text:style-name="Standard"><text:s text:c="2"/>“그래서 어떻게 해주실 겁니까?”</text:p>
      <text:p text:style-name="Standard"><text:s text:c="2"/>자기도 모른다고 그녀는 말했다. 그런 일은 말 그대로 가능하지가 않다면서.</text:p>
      <text:p text:style-name="Standard"><text:s text:c="2"/>에블링은 입을 열었다가 도로 닫았다. 그는 다른 사람이라면 몹시 격분했을 거라고 생각했다. 그러나 그에게는 해당되지 않았다. 그는 그럴 재주가 없던 것이다. 그는 종료버튼을 눌렀다.</text:p>
      <text:p text:style-name="Standard"><text:s text:c="2"/>몇초 뒤에 전화가 다시 울렸다. “랄프?” 남자였다.</text:p>
      <text:p text:style-name="Standard"><text:s text:c="2"/>“아니요.”</text:p>
      <text:p text:style-name="Standard"><text:s text:c="2"/>“뭐?”</text:p>
      <text:p text:style-name="Standard"><text:s text:c="2"/>“이 번호는… 잘못보신 듯 한데… 잘못 거셨습니다.”</text:p>
      <text:p text:style-name="Standard"><text:s text:c="2"/>“이거 랄프 번혼데!”</text:p>
      <text:p text:style-name="Standard"><text:s text:c="2"/>에블링은 전화를 끊고 전화기를 외투 주머니에 넣어버렸다. 전차는 다시 만원이었고, 오늘도 그는 서서 가야 했다. 한쪽에서는 뚱뚱한 부인이 그를 짓눌렀고, 다른 쪽에서는 콧수염이 난 남자가 철천지 원수 보듯 노려보았다. 에블링은 그의 삶에서 원치 않는 부분이 너무 많았다. 그의 부인이 항상 넋이 나가있는 것도, 쓸 데 없는 책이나 읽는 것도, 요리 실력이 끔찍이도 형편없는 것도 불편했다. 그의 아들이 똑똑하지 않은 것도, 그의 딸이 그렇게 낯설게 보이는 것도 불편했다. 얇은 벽 너머로 항상 들려오는 이웃들의 코고는 소리도 불편했다. 그러나 특히 그를 불편하게 하는 건 출근시간의 전차였다. 항상 비좁고, 항상 가득차있고, 냄새도 늘 지독하다.</text:p>
      <text:p text:style-name="Standard"><text:s text:c="2"/>그러나 그는 그의 일이 필요했다. 그와 여남은 수의 동료들은 아주 밝은 램프 불빛 아래 앉아 도매상들이 전세계 각지에서 보내온 컴퓨터들의 결함을 찾아냈다. 그는 이 작은 생각하는 장치가 얼마나 정교한지 알고 있었다. 얼마나 복잡하고 또 얼마나 불가사의한지를. 그 누구도 그것을 완전히 간파할 수 없고, 왜 갑자기 꺼지거나 별난 일을 일으키는지 명료하게 말할 재간이 없다. 그래서 오래 전부터 원인을 찾아내기 보다는 다시 기기가 온전히 작동할 때까지 부품을 통째로 갈아버리는 수밖에 없었다. 그는 이 세상에 얼마나 많은 사람들이 이 장치에 의존하고 있을지 상상하곤 했다. 적어도 그가 아는 바로는, 그것이 정확히 제 역할의 일을 하는 것은 항상 예외적이고 기적적인 일이었다. 저녁이면 이런 상상이 그의 선잠을 비집고 들어왔다. 그 모든 비행기, 전기로 작동하는 무기들, 은행의 컴퓨터들… 가끔은 가슴이 답답해올 정도였다. 그러자 화가 난 엘케는 왜 조용히 누워있지를 못하느냐고, 시멘트를 부어서 침대를 정확히 반으로 나눠야겠느냐고 물었다. 그는 사과하고 어머니가 그에게 했던 말을 떠올렸다. ‘너는 너무 예민해.’</text:p>
      <text:p text:style-name="Standard"><text:soft-page-break/><text:s text:c="2"/>그가 전차에서 내렸을 때 핸드폰이 울렸다. 엘케였다. 그녀는 오늘 저녁 집에 오는 길에 오이를 좀 사오라고 말했다. 집근처 슈퍼에서 지금 이시간에 특별 할인을 하노라고.</text:p>
      <text:p text:style-name="Standard"><text:s text:c="2"/>에블링은 약속한 뒤 빠르게 전화를 끊었다. 핸드폰이 다시 울렸고, 한 여자가 물었다. 다시 한번 잘 생각해봤느냐고, 그녀 같은 여자를 포기하는 사람은 바보밖에 없다고. 아니면 다르게 생각하느냐고.</text:p>
      <text:p text:style-name="Standard"><text:s text:c="2"/>아니, 생각해볼 것도 없이 그가 대답했다. 그도 그렇게 생각한다고.</text:p>
      <text:p text:style-name="Standard"><text:s text:c="2"/>“랄프!” 그녀가 웃었다.</text:p>
      <text:p text:style-name="Standard"><text:s text:c="2"/>에블링의 심장이 뛰었고, 목은 바싹 말랐다. 그는 전화를 끊었다.</text:p>
      <text:p text:style-name="Standard"><text:s text:c="2"/>회사로 가는 길 내내 그는 얼떨떨했다. 확실히 이전 주인은 그와 비슷한 목소리를 가지고 있었다. 그는 다시 고객센터에 전화를 걸었다.</text:p>
      <text:p text:style-name="Standard"><text:s text:c="2"/>아니요, 직원이 대답했다. 그에게 다른 사람 번호를 간단히 줬을 리가 없는데, 이미 그사람이 돈을 지불했기 때문이라는 것이다.</text:p>
      <text:p text:style-name="Standard"><text:s text:c="2"/>“이 번호 주인이 따로 있다니까요!”</text:p>
      <text:p text:style-name="Standard"><text:s text:c="2"/>불가능해요, 그녀가 답했다. 안전장치가…</text:p>
      <text:p text:style-name="Standard"><text:s text:c="2"/>“있다고요, 나도 압니다! 근데 자꾸 전화가 온다구요. 저기, 제가 기술자거든요. 아무것도 모르는 사람들이 계속 그쪽에 문의 하는거 압니다. 근데 저는 관련 종사자라구요. 그렇게 사람이...”</text:p>
      <text:p text:style-name="Standard"><text:s text:c="2"/>더 도와드릴 수 없겠네요, 그녀가 답했다. 그의 문의를 다른 부서에 양도하겠다는 것이었다.</text:p>
      <text:p text:style-name="Standard"><text:s text:c="2"/>“그러고 나면요? 어떻게 되는 겁니까?”</text:p>
      <text:p text:style-name="Standard"><text:s text:c="2"/>그러면, 두고봐야겠죠. 그녀가 말했다. 하지만 책임은 지지 못하겠다고 덧붙였다.</text:p>
      <text:p text:style-name="Standard"><text:s text:c="2"/>이날 오전 그는 일에 집중할 수가 없었다. 손이 떨렸고, 점심시간에는 배도 고프지 않았다. 비엔나 슈니첼이 나왔는데도 말이다. 구내식당에 비엔나 슈니첼이 나오는 일은 드물었고, 보통 그는 전날부터 그것만 기다리기 마련이었다. 그런데 이번엔 반도 채 먹지 못하고 도로 쟁반을 가져다 놓고는, 식당 조용한 구석에 가서 핸드폰을 켰다.</text:p>
      <text:p text:style-name="Standard"><text:s text:c="2"/>세 건의 부재중 메시지가 있었다. 그녀의 딸이 발레 수업이 끝나고 데리러 와달라고 했다. 그는 살짝 놀랐다. 딸이 춤을 배우는지 전혀 모르고 있었기 때문이었다. 한 남자는 회신을 요청했다. 그러나 알림만 봐서는 수신인이 그인지 다른 남자인지 알 수 없었다. 그리고 아내였다. 그녀는 왜 요즘들어 관계가 뜸한지 물었다. 그는 그렇게 굵고 거슬리는 아내의 목소리는 들어본 적이 없었다. 그가 다시 끄려고 하자 핸드폰이 다시 울렸다. 화면의 번호는 플러스 기호와 <text:span text:style-name="T3">22로 시작되고 있었다. 에블링은 어떤 국가의 번호인지 알지 못했다. 그는 외국에 지인이 거의 없었다. 스위스에 있는 그의 사촌과 매년 크리스마스면 잔을 들고 씩 웃고 있는 사진을 보내는 미네아폴리스의 늙고 뚱뚱한 부인이 다였다. </text:span><text:span text:style-name="T2">Auf die lieben Eblings stand auf der Rückseite, 그리고 그와 엘케 모두 그녀가 누구의 친척인지 알지 못했다. 그는 전화를 들었다.</text:span></text:p>
      <text:p text:style-name="Standard"><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바탕" svg:font-family="바탕"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바탕1" svg:font-family="바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바탕" fo:font-size="12pt" fo:language="en" fo:country="US" style:letter-kerning="true" style:font-name-asian="바탕1" style:font-size-asian="10.5pt" style:language-asian="ko" style:country-asian="KR"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바탕" fo:font-size="12pt" fo:language="en" fo:country="US" style:letter-kerning="true" style:font-name-asian="바탕1" style:font-size-asian="10.5pt" style:language-asian="ko" style:country-asian="KR"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바탕1" style:font-family-asian="바탕"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15:10.514000000</meta:creation-date>
    <dc:date>2017-11-01T20:26:49.537000000</dc:date>
    <meta:editing-duration>PT6M34S</meta:editing-duration>
    <meta:editing-cycles>4</meta:editing-cycles>
    <meta:generator>LibreOffice/5.4.2.2$Windows_x86 LibreOffice_project/22b09f6418e8c2d508a9eaf86b2399209b0990f4</meta:generator>
    <meta:document-statistic meta:table-count="0" meta:image-count="0" meta:object-count="0" meta:page-count="2" meta:paragraph-count="37" meta:word-count="2639" meta:character-count="3575" meta:non-whitespace-character-count="2691"/>
  </office:meta>
</office:document-meta>
</file>